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>
      <style:text-properties style:font-name="Consolas" style:font-name-asian="Consolas" style:font-name-complex="Consolas" style:font-family-generic="moder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6.13833333333333cm"/>
    </style:style>
    <style:style style:name="co4" style:family="table-column">
      <style:table-column-properties fo:break-before="auto" style:column-width="3.677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Pandem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E v1.0.3794.2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Orig bytes</text:p>
          </table:table-cell>
          <table:table-cell office:value-type="string" table:style-name="ce1">
            <text:p>New byt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ow "Multi Local"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0x0B53C6</text:p>
          </table:table-cell>
          <table:table-cell office:value-type="string" table:style-name="ce1">
            <text:p>e8 65 B3 48</text:p>
          </table:table-cell>
          <table:table-cell office:value-type="string" table:style-name="ce1">
            <text:p>b0 00 90 90 9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x "Multi Local" controls to allow a mouse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0x1E3783</text:p>
          </table:table-cell>
          <table:table-cell office:value-type="string" table:style-name="ce1">
            <text:p>88 05 76 1d 0f 01 c3 cc</text:p>
          </table:table-cell>
          <table:table-cell office:value-type="string" table:style-name="ce1">
            <text:p>C6 05 75 1d 0f 01 01 c3 cc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kip intro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0x4652bd</text:p>
          </table:table-cell>
          <table:table-cell office:value-type="string" table:style-name="ce1">
            <text:p>e8 7e 64 00 00</text:p>
          </table:table-cell>
          <table:table-cell office:value-type="string" table:style-name="ce1">
            <text:p>b0 01 90 90 90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Lane H</meta:initial-creator>
    <dc:creator>Lane H</dc:creator>
    <meta:creation-date>2021-06-11T16:51:44Z</meta:creation-date>
    <dc:date>2021-06-11T16:55:49Z</dc:date>
  </office:meta>
</office:document-meta>
</file>